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Bundlers</text:span> (ou <text:span text:style-name="Emphasis">empacotadores</text:span>) são ferramentas que <text:span text:style-name="Strong_20_Emphasis">reúnem (empacotam) vários arquivos e módulos do seu projeto em um ou poucos arquivos finais</text:span>, normalmente para rodar no navegador — já que navegadores não entendem diretamente módulos avançados, TypeScript, SCSS, imagens importadas, etc.</text:p>
      <text:p text:style-name="Horizontal_20_Line"/>
      <text:h text:style-name="Heading_20_1" text:outline-level="1">✅ <text:span text:style-name="Strong_20_Emphasis">O que exatamente um bundler faz?</text:span></text:h>
      <text:p text:style-name="Text_20_body">Um bundler:</text:p>
      <text:h text:style-name="Heading_20_3" text:outline-level="3">🔹 1. <text:span text:style-name="Strong_20_Emphasis">Analisa seu projeto</text:span></text:h>
      <text:p text:style-name="Text_20_body">Ele lê todos os seus arquivos e segue as importações:</text:p>
      <text:p text:style-name="Preformatted_20_Text"><text:span text:style-name="Source_20_Text">import App from './App';</text:span></text:p>
      <text:p text:style-name="Preformatted_20_Text"><text:span text:style-name="Source_20_Text">import './styles.css';</text:span></text:p>
      <text:p text:style-name="P1"><text:span text:style-name="Source_20_Text">import img from './logo.png';</text:span></text:p>
      <text:h text:style-name="Heading_20_3" text:outline-level="3">🔹 2. <text:span text:style-name="Strong_20_Emphasis">Cria um grafo de dependências</text:span></text:h>
      <text:p text:style-name="Text_20_body">Ele entende quais arquivos dependem de quais.</text:p>
      <text:h text:style-name="Heading_20_3" text:outline-level="3">🔹 3. <text:span text:style-name="Strong_20_Emphasis">Transforma código</text:span></text:h>
      <text:p text:style-name="Text_20_body">Por exemplo:</text:p>
      <text:list text:style-name="L1">
        <text:list-item>
          <text:p text:style-name="P2">TypeScript → JavaScript</text:p>
        </text:list-item>
        <text:list-item>
          <text:p text:style-name="P2">JSX → JavaScript</text:p>
        </text:list-item>
        <text:list-item>
          <text:p text:style-name="P2">SCSS → CSS</text:p>
        </text:list-item>
        <text:list-item>
          <text:p text:style-name="P2">Imagens → URLs otimizadas</text:p>
        </text:list-item>
        <text:list-item>
          <text:p text:style-name="P2">Minificação (remover espaços, renomear variáveis)</text:p>
        </text:list-item>
      </text:list>
      <text:h text:style-name="Heading_20_3" text:outline-level="3">🔹 4. <text:span text:style-name="Strong_20_Emphasis">Empacota tudo</text:span></text:h>
      <text:p text:style-name="Text_20_body">Gera um arquivo final, como:</text:p>
      <text:p text:style-name="Preformatted_20_Text"><text:span text:style-name="Source_20_Text">bundle.js</text:span></text:p>
      <text:p text:style-name="P1"><text:span text:style-name="Source_20_Text">bundle.css</text:span></text:p>
      <text:p text:style-name="Text_20_body">ou vários arquivos otimizados (dependendo da configuração).</text:p>
      <text:p text:style-name="Horizontal_20_Line"/>
      <text:h text:style-name="Heading_20_1" text:outline-level="1">🧰 <text:span text:style-name="Strong_20_Emphasis">Principais bundlers usados hoje</text:span></text:h>
      <text:h text:style-name="Heading_20_2" text:outline-level="2">🔥 <text:span text:style-name="Strong_20_Emphasis">Webpack</text:span></text:h>
      <text:list text:style-name="L2">
        <text:list-item>
          <text:p text:style-name="P3">O mais famoso e completo.</text:p>
        </text:list-item>
        <text:list-item>
          <text:p text:style-name="P3"><text:soft-page-break/>Muito configurável.</text:p>
        </text:list-item>
        <text:list-item>
          <text:p text:style-name="P3">Usado em projetos grandes e complexos.</text:p>
        </text:list-item>
      </text:list>
      <text:h text:style-name="Heading_20_2" text:outline-level="2">⚡ <text:span text:style-name="Strong_20_Emphasis">Vite (não é “só bundler”, é mais moderno)</text:span></text:h>
      <text:list text:style-name="L3">
        <text:list-item>
          <text:p text:style-name="P4">Usa ESBuild para empacotar extremamente rápido.</text:p>
        </text:list-item>
        <text:list-item>
          <text:p text:style-name="P4">É o padrão atual na maioria dos novos projetos (React, Vue, Svelte).</text:p>
        </text:list-item>
        <text:list-item>
          <text:p text:style-name="P4">Prioriza velocidade no dev.</text:p>
        </text:list-item>
      </text:list>
      <text:h text:style-name="Heading_20_2" text:outline-level="2">⚡ ESBuild</text:h>
      <text:list text:style-name="L4">
        <text:list-item>
          <text:p text:style-name="P5">Bundler escrito em Go.</text:p>
        </text:list-item>
        <text:list-item>
          <text:p text:style-name="P5">Muito rápido.</text:p>
        </text:list-item>
        <text:list-item>
          <text:p text:style-name="P5">Usado pelo Vite internamente.</text:p>
        </text:list-item>
      </text:list>
      <text:h text:style-name="Heading_20_2" text:outline-level="2">🌀 <text:span text:style-name="Strong_20_Emphasis">Rollup</text:span></text:h>
      <text:list text:style-name="L5">
        <text:list-item>
          <text:p text:style-name="P6">Ideal para bibliotecas JavaScript/TypeScript.</text:p>
        </text:list-item>
        <text:list-item>
          <text:p text:style-name="P6">Gera bundles menores.</text:p>
        </text:list-item>
      </text:list>
      <text:h text:style-name="Heading_20_2" text:outline-level="2">📦 <text:span text:style-name="Strong_20_Emphasis">Parcel</text:span></text:h>
      <text:list text:style-name="L6">
        <text:list-item>
          <text:p text:style-name="P7">Zero configuração.</text:p>
        </text:list-item>
        <text:list-item>
          <text:p text:style-name="P7">Ótimo para iniciantes.</text:p>
        </text:list-item>
      </text:list>
      <text:p text:style-name="Horizontal_20_Line"/>
      <text:h text:style-name="Heading_20_1" text:outline-level="1">🧩 <text:span text:style-name="Strong_20_Emphasis">Por que bundlers são necessários?</text:span></text:h>
      <text:p text:style-name="Text_20_body">Sem bundler, o navegador não conseguiria ler:</text:p>
      <text:list text:style-name="L7">
        <text:list-item>
          <text:p text:style-name="P8">TypeScript</text:p>
        </text:list-item>
        <text:list-item>
          <text:p text:style-name="P8">JSX</text:p>
        </text:list-item>
        <text:list-item>
          <text:p text:style-name="P8">SCSS / Less</text:p>
        </text:list-item>
        <text:list-item>
          <text:p text:style-name="P8">Imports de imagens</text:p>
        </text:list-item>
        <text:list-item>
          <text:p text:style-name="P8">Imports entre arquivos complexos</text:p>
        </text:list-item>
        <text:list-item>
          <text:p text:style-name="P8">Transformações e otimizações</text:p>
        </text:list-item>
      </text:list>
      <text:p text:style-name="Text_20_body">Além disso, bundlers:</text:p>
      <text:list text:style-name="L8">
        <text:list-item>
          <text:p text:style-name="P9">diminuem tamanho dos arquivos</text:p>
        </text:list-item>
        <text:list-item>
          <text:p text:style-name="P9">otimizam performance</text:p>
        </text:list-item>
        <text:list-item>
          <text:p text:style-name="P9"><text:soft-page-break/>removem código morto (tree-shaking)</text:p>
        </text:list-item>
        <text:list-item>
          <text:p text:style-name="P9">agrupam tudo para ser carregado mais rápido</text:p>
        </text:list-item>
      </text:list>
      <text:p text:style-name="Horizontal_20_Line"/>
      <text:h text:style-name="Heading_20_1" text:outline-level="1">🔥 <text:span text:style-name="Strong_20_Emphasis">Resumindo de forma simples</text:span></text:h>
      <text:p text:style-name="Quotations"><text:span text:style-name="Strong_20_Emphasis">Bundler pega tudo do seu projeto (TS, CSS, imagens, módulos) e transforma em arquivos otimizados e compatíveis com o navegador.</text:span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5:42:57.161728500</meta:creation-date>
    <dc:date>2025-12-02T15:43:15.377930100</dc:date>
    <meta:editing-duration>PT18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56" meta:word-count="309" meta:character-count="1858" meta:non-whitespace-character-count="1632"/>
  </office:meta>
</office:document-meta>
</file>